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vertical-align="middle"/>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2.137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8.545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3.814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2.544cm" fo:min-width="0cm"/>
    </style:style>
    <style:style style:name="gr9" style:family="graphic" style:parent-style-name="standard">
      <style:graphic-properties draw:stroke="dash" draw:stroke-dash="Fine_20_Dashed" svg:stroke-color="#00cccc" draw:textarea-vertical-align="middle"/>
    </style:style>
    <style:style style:name="gr10" style:family="graphic" style:parent-style-name="standard">
      <style:graphic-properties draw:stroke="dash" draw:stroke-dash="Fine_20_Dashed" svg:stroke-color="#990099" draw:textarea-vertical-align="middle"/>
    </style:style>
    <style:style style:name="gr11" style:family="graphic" style:parent-style-name="standard">
      <style:graphic-properties draw:stroke="dash" draw:stroke-dash="Fine_20_Dashed" svg:stroke-color="#66ff00" draw:textarea-vertical-align="middle"/>
    </style:style>
    <style:style style:name="gr12" style:family="graphic" style:parent-style-name="standard">
      <style:graphic-properties draw:stroke="dash" draw:stroke-dash="Fine_20_Dashed" draw:textarea-vertical-align="middle"/>
    </style:style>
    <style:style style:name="gr13" style:family="graphic" style:parent-style-name="standard">
      <style:graphic-properties draw:textarea-horizontal-align="justify" draw:textarea-vertical-align="middle" draw:auto-grow-height="false" fo:min-height="0cm" fo:min-width="0cm" fo:wrap-option="no-wrap"/>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subtitle">
      <style:graphic-properties draw:fill-color="#ffffff" draw:auto-grow-height="true" fo:min-height="13.859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1.439cm"/>
    </style:style>
    <style:style style:name="pr4" style:family="presentation" style:parent-style-name="Default-notes">
      <style:graphic-properties draw:fill-color="#ffffff" fo:min-height="12.572cm"/>
    </style:style>
    <style:style style:name="pr5" style:family="presentation" style:parent-style-name="Default-title">
      <style:graphic-properties draw:auto-grow-height="true" fo:min-height="1.549cm"/>
    </style:style>
    <style:style style:name="pr6" style:family="presentation" style:parent-style-name="Default-title">
      <style:graphic-properties draw:auto-grow-height="true" fo:min-height="1.803cm"/>
    </style:style>
    <style:style style:name="pr7" style:family="presentation" style:parent-style-name="Default-title">
      <style:graphic-properties fo:min-height="2.051cm"/>
    </style:style>
    <style:style style:name="P1" style:family="paragraph">
      <style:paragraph-properties fo:text-align="center"/>
    </style:style>
    <style:style style:name="P2" style:family="paragraph">
      <style:text-properties fo:font-size="26pt" style:font-size-asian="26pt" style:font-size-complex="26pt"/>
    </style:style>
    <style:style style:name="P3" style:family="paragraph">
      <style:paragraph-properties fo:text-align="center"/>
      <style:text-properties fo:font-size="16pt" style:font-size-asian="16pt" style:font-size-complex="16pt"/>
    </style:style>
    <style:style style:name="P4" style:family="paragraph">
      <style:text-properties fo:font-size="18pt"/>
    </style:style>
    <style:style style:name="P5" style:family="paragraph">
      <style:paragraph-properties fo:text-align="center"/>
      <style:text-properties fo:font-size="18pt"/>
    </style:style>
    <style:style style:name="P6" style:family="paragraph">
      <style:text-properties fo:font-size="20pt"/>
    </style:style>
    <style:style style:name="P7" style:family="paragraph">
      <style:paragraph-properties fo:text-align="center"/>
      <style:text-properties fo:font-size="18pt" style:font-size-asian="16pt" style:font-size-complex="16pt"/>
    </style:style>
    <style:style style:name="T1" style:family="text">
      <style:text-properties fo:font-size="26pt" style:font-size-asian="26pt" style:font-size-complex="26pt"/>
    </style:style>
    <style:style style:name="T2"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13.859cm" svg:x="1.4cm" svg:y="4.914cm" presentation:class="subtitle">
          <draw:text-box>
            <text:p>Azure Data Lake Security Patterns</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rect draw:style-name="gr2" draw:text-style-name="P1" draw:layer="layout" svg:width="8.382cm" svg:height="13.97cm" svg:x="19.264cm" svg:y="0.318cm">
          <text:p/>
        </draw:rect>
        <draw:frame presentation:style-name="pr3" draw:text-style-name="P2" draw:layer="layout" svg:width="11.554cm" svg:height="1.439cm" svg:x="1.4cm" svg:y="0.254cm" presentation:class="title" presentation:user-transformed="true">
          <draw:text-box>
            <text:p text:style-name="P2"><text:span text:style-name="T1">Storage Account by SOR</text:span></text:p>
          </draw:text-box>
        </draw:frame>
        <draw:rect draw:style-name="gr3" draw:text-style-name="P1" draw:layer="layout" svg:width="5.842cm" svg:height="1.778cm" svg:x="0.624cm" svg:y="1.98cm">
          <text:p text:style-name="P1">Hogan CIS</text:p>
        </draw:rect>
        <draw:rect draw:style-name="gr3" draw:text-style-name="P1" draw:layer="layout" svg:width="5.842cm" svg:height="1.778cm" svg:x="0.624cm" svg:y="4.266cm">
          <text:p text:style-name="P1">Container-1</text:p>
          <text:p text:style-name="P1">PII=false</text:p>
        </draw:rect>
        <draw:rect draw:style-name="gr3" draw:text-style-name="P1" draw:layer="layout" svg:width="5.831cm" svg:height="1.778cm" svg:x="0.624cm" svg:y="8.439cm">
          <text:p text:style-name="P1">Container-2</text:p>
          <text:p text:style-name="P1">PII=true</text:p>
        </draw:rect>
        <draw:rect draw:style-name="gr3" draw:text-style-name="P1" draw:layer="layout" svg:width="5.842cm" svg:height="1.778cm" svg:x="0.624cm" svg:y="12.918cm">
          <text:p text:style-name="P1">Container-3</text:p>
          <text:p text:style-name="P1">PII=true, PCI=true</text:p>
        </draw:rect>
        <draw:frame draw:style-name="gr4" draw:layer="layout" svg:width="2.898cm" svg:height="1.675cm" svg:x="6.974cm" svg:y="2.234cm">
          <draw:text-box>
            <text:p>Storage </text:p>
            <text:p>Account</text:p>
          </draw:text-box>
        </draw:frame>
        <draw:rect draw:style-name="gr3" draw:text-style-name="P1" draw:layer="layout" svg:width="2.794cm" svg:height="1.016cm" svg:x="1.286cm" svg:y="6.352cm">
          <text:p text:style-name="P1">Folder A</text:p>
        </draw:rect>
        <draw:rect draw:style-name="gr3" draw:text-style-name="P1" draw:layer="layout" svg:width="2.794cm" svg:height="1.016cm" svg:x="4.488cm" svg:y="6.352cm">
          <text:p text:style-name="P1">Folder B</text:p>
        </draw:rect>
        <draw:rect draw:style-name="gr3" draw:text-style-name="P1" draw:layer="layout" svg:width="2.794cm" svg:height="1.016cm" svg:x="1.086cm" svg:y="10.524cm">
          <text:p text:style-name="P1">Folder C</text:p>
        </draw:rect>
        <draw:rect draw:style-name="gr3" draw:text-style-name="P1" draw:layer="layout" svg:width="2.794cm" svg:height="1.016cm" svg:x="4.388cm" svg:y="10.524cm">
          <text:p text:style-name="P1">Folder D</text:p>
        </draw:rect>
        <draw:rect draw:style-name="gr3" draw:text-style-name="P1" draw:layer="layout" svg:width="2.794cm" svg:height="1.016cm" svg:x="1.186cm" svg:y="15.024cm">
          <text:p text:style-name="P1">Folder E</text:p>
        </draw:rect>
        <draw:rect draw:style-name="gr3" draw:text-style-name="P1" draw:layer="layout" svg:width="2.794cm" svg:height="1.016cm" svg:x="4.488cm" svg:y="15.024cm">
          <text:p text:style-name="P1">Folder F</text:p>
        </draw:rect>
        <draw:frame draw:style-name="gr4" draw:layer="layout" svg:width="7.131cm" svg:height="0.963cm" svg:x="20.007cm" svg:y="0.343cm">
          <draw:text-box>
            <text:p>Azure Entra AD Groups</text:p>
          </draw:text-box>
        </draw:frame>
        <draw:rect draw:style-name="gr3" draw:text-style-name="P3" draw:layer="layout" svg:width="7.62cm" svg:height="1.27cm" svg:x="19.518cm" svg:y="1.458cm">
          <text:p text:style-name="P3"><text:span text:style-name="T2">CIS_READ_ALL</text:span></text:p>
        </draw:rect>
        <draw:rect draw:style-name="gr3" draw:text-style-name="P3" draw:layer="layout" svg:width="7.62cm" svg:height="1.27cm" svg:x="19.56cm" svg:y="2.971cm">
          <text:p text:style-name="P3"><text:span text:style-name="T2">CIS_WRITE_ALL</text:span></text:p>
        </draw:rect>
        <draw:frame draw:style-name="gr5" draw:layer="layout" svg:width="12.084cm" svg:height="2.387cm" svg:x="15.748cm" svg:y="18.442cm">
          <draw:text-box>
            <text:list text:style-name="L3">
              <text:list-item>
                <text:p>SBDR – Storage Blob Data Reader</text:p>
              </text:list-item>
              <text:list-item>
                <text:p>SBDC – Storage Blob Data Contributor</text:p>
              </text:list-item>
              <text:list-item>
                <text:p>SBDO – Storage Blob Data Owner</text:p>
              </text:list-item>
            </text:list>
          </draw:text-box>
        </draw:frame>
        <draw:rect draw:style-name="gr3" draw:text-style-name="P3" draw:layer="layout" svg:width="7.62cm" svg:height="1.27cm" svg:x="19.518cm" svg:y="4.659cm">
          <text:p text:style-name="P3"><text:span text:style-name="T2">CIS_PLAIN_READ_ALL</text:span></text:p>
        </draw:rect>
        <draw:rect draw:style-name="gr3" draw:text-style-name="P3" draw:layer="layout" svg:width="7.62cm" svg:height="1.27cm" svg:x="19.56cm" svg:y="6.172cm">
          <text:p text:style-name="P3"><text:span text:style-name="T2">CIS_PLAIN_WRITE_ALL</text:span></text:p>
        </draw:rect>
        <draw:rect draw:style-name="gr3" draw:text-style-name="P1" draw:layer="layout" svg:width="7.62cm" svg:height="1.27cm" svg:x="19.518cm" svg:y="7.86cm">
          <text:p text:style-name="P3"><text:span text:style-name="T2">CIS_PII_READ_ALL</text:span></text:p>
        </draw:rect>
        <draw:rect draw:style-name="gr3" draw:text-style-name="P1" draw:layer="layout" svg:width="7.62cm" svg:height="1.27cm" svg:x="19.56cm" svg:y="9.373cm">
          <text:p text:style-name="P3"><text:span text:style-name="T2">CIS_PII_WRITE_ALL</text:span></text:p>
        </draw:rect>
        <draw:rect draw:style-name="gr3" draw:text-style-name="P1" draw:layer="layout" svg:width="7.62cm" svg:height="1.27cm" svg:x="19.518cm" svg:y="10.961cm">
          <text:p text:style-name="P3"><text:span text:style-name="T2">CIS_PCI_READ_ALL</text:span></text:p>
        </draw:rect>
        <draw:rect draw:style-name="gr3" draw:text-style-name="P1" draw:layer="layout" svg:width="7.62cm" svg:height="1.27cm" svg:x="19.56cm" svg:y="12.474cm">
          <text:p text:style-name="P3"><text:span text:style-name="T2">CIS_PCI_WRITE_ALL</text:span></text:p>
        </draw:rect>
        <draw:frame draw:style-name="gr6" draw:text-style-name="P4" draw:layer="layout" svg:width="8.89cm" svg:height="15.915cm" svg:x="9.906cm" svg:y="1.894cm">
          <draw:text-box>
            <text:list text:style-name="L3">
              <text:list-item>
                <text:p text:style-name="P4">CIS_READ_ALL applies SBDR at storage account.</text:p>
              </text:list-item>
              <text:list-item>
                <text:p text:style-name="P4">CIS_WRITE_ALL applies SBDC at storage account.</text:p>
              </text:list-item>
              <text:list-item>
                <text:p text:style-name="P4">CIS_PLAIN_READ_ALL applies SBDR at all non-PII/PCI containers.</text:p>
              </text:list-item>
              <text:list-item>
                <text:p text:style-name="P4">CIS_PLAIN_WRITE_ALL applies SBDC all non PII/PCI containers.</text:p>
              </text:list-item>
              <text:list-item>
                <text:p text:style-name="P4">CIS_PII_READ_ALL applies SBDR at all PII containers.</text:p>
              </text:list-item>
              <text:list-item>
                <text:p text:style-name="P4">CIS_PII_WRITE_ALL applies SBDC at all PII containers.</text:p>
              </text:list-item>
              <text:list-item>
                <text:p text:style-name="P4">CIS_PCI_READ_ALL applies SBDR at all PCI containers.</text:p>
              </text:list-item>
              <text:list-item>
                <text:p text:style-name="P4">CIS_PCI_WRITE_ALL applies SBDC at all PCI containers.</text:p>
              </text:list-item>
            </text:list>
          </draw:text-box>
        </draw:frame>
        <presentation:notes draw:style-name="dp2">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rect draw:style-name="gr2" draw:text-style-name="P1" draw:layer="layout" svg:width="8.128cm" svg:height="2.87cm" svg:x="11.512cm" svg:y="7.29cm">
          <text:p/>
        </draw:rect>
        <draw:frame presentation:style-name="pr5" draw:layer="layout" svg:width="21.336cm" svg:height="1.737cm" svg:x="0.508cm" svg:y="0.389cm" presentation:class="title" presentation:user-transformed="true">
          <draw:text-box>
            <text:p>Users and Access Patterns</text:p>
          </draw:text-box>
        </draw:frame>
        <draw:rect draw:style-name="gr3" draw:text-style-name="P5" draw:layer="layout" svg:width="5.842cm" svg:height="1.778cm" svg:x="1.524cm" svg:y="5.08cm">
          <text:p text:style-name="P5">Hogan CIS</text:p>
        </draw:rect>
        <draw:rect draw:style-name="gr3" draw:text-style-name="P5" draw:layer="layout" svg:width="5.842cm" svg:height="1.778cm" svg:x="1.524cm" svg:y="7.366cm">
          <text:p text:style-name="P5">Container-1</text:p>
          <text:p text:style-name="P5">PII=false</text:p>
        </draw:rect>
        <draw:rect draw:style-name="gr3" draw:text-style-name="P5" draw:layer="layout" svg:width="5.831cm" svg:height="1.778cm" svg:x="1.524cm" svg:y="11.539cm">
          <text:p text:style-name="P5">Container-2</text:p>
          <text:p text:style-name="P5">PII=true</text:p>
        </draw:rect>
        <draw:rect draw:style-name="gr3" draw:text-style-name="P5" draw:layer="layout" svg:width="5.842cm" svg:height="1.778cm" svg:x="1.524cm" svg:y="16.018cm">
          <text:p text:style-name="P5">Container-3</text:p>
          <text:p text:style-name="P5">PII=true, PCI=true</text:p>
        </draw:rect>
        <draw:frame draw:style-name="gr4" draw:text-style-name="P4" draw:layer="layout" svg:width="2.898cm" svg:height="1.675cm" svg:x="7.874cm" svg:y="5.334cm">
          <draw:text-box>
            <text:p text:style-name="P4">Storage </text:p>
            <text:p text:style-name="P4">Account</text:p>
          </draw:text-box>
        </draw:frame>
        <draw:frame draw:style-name="gr4" draw:text-style-name="P4" draw:layer="layout" svg:width="3.249cm" svg:height="0.963cm" svg:x="8.054cm" svg:y="7.874cm">
          <draw:text-box>
            <text:p text:style-name="P4">Dataset-1</text:p>
          </draw:text-box>
        </draw:frame>
        <draw:frame draw:style-name="gr4" draw:text-style-name="P4" draw:layer="layout" svg:width="3.249cm" svg:height="0.963cm" svg:x="7.874cm" svg:y="11.945cm">
          <draw:text-box>
            <text:p text:style-name="P4">Dataset-2</text:p>
          </draw:text-box>
        </draw:frame>
        <draw:frame draw:style-name="gr4" draw:text-style-name="P4" draw:layer="layout" svg:width="3.249cm" svg:height="0.963cm" svg:x="7.927cm" svg:y="16.371cm">
          <draw:text-box>
            <text:p text:style-name="P4">Dataset-3</text:p>
          </draw:text-box>
        </draw:frame>
        <draw:rect draw:style-name="gr3" draw:text-style-name="P5" draw:layer="layout" svg:width="2.794cm" svg:height="1.016cm" svg:x="2.286cm" svg:y="9.652cm">
          <text:p text:style-name="P5">Folder A</text:p>
        </draw:rect>
        <draw:rect draw:style-name="gr3" draw:text-style-name="P5" draw:layer="layout" svg:width="2.794cm" svg:height="1.016cm" svg:x="5.588cm" svg:y="9.652cm">
          <text:p text:style-name="P5">Folder B</text:p>
        </draw:rect>
        <draw:rect draw:style-name="gr3" draw:text-style-name="P5" draw:layer="layout" svg:width="2.794cm" svg:height="1.016cm" svg:x="2.286cm" svg:y="14.124cm">
          <text:p text:style-name="P5">Folder C</text:p>
        </draw:rect>
        <draw:rect draw:style-name="gr3" draw:text-style-name="P5" draw:layer="layout" svg:width="2.794cm" svg:height="1.016cm" svg:x="5.588cm" svg:y="14.124cm">
          <text:p text:style-name="P5">Folder D</text:p>
        </draw:rect>
        <draw:rect draw:style-name="gr3" draw:text-style-name="P5" draw:layer="layout" svg:width="2.794cm" svg:height="1.016cm" svg:x="2.286cm" svg:y="18.424cm">
          <text:p text:style-name="P5">Folder E</text:p>
        </draw:rect>
        <draw:rect draw:style-name="gr3" draw:text-style-name="P5" draw:layer="layout" svg:width="2.794cm" svg:height="1.016cm" svg:x="5.588cm" svg:y="18.424cm">
          <text:p text:style-name="P5">Folder F</text:p>
        </draw:rect>
        <draw:rect draw:style-name="gr2" draw:text-style-name="P1" draw:layer="layout" svg:width="8.128cm" svg:height="4.177cm" svg:x="11.464cm" svg:y="2.764cm">
          <text:p/>
        </draw:rect>
        <draw:frame draw:style-name="gr4" draw:text-style-name="P4" draw:layer="layout" svg:width="2.407cm" svg:height="0.963cm" svg:x="14.137cm" svg:y="2.817cm">
          <draw:text-box>
            <text:p text:style-name="P4">User A</text:p>
          </draw:text-box>
        </draw:frame>
        <draw:rect draw:style-name="gr3" draw:text-style-name="P3" draw:layer="layout" svg:width="7.62cm" svg:height="1.27cm" svg:x="11.718cm" svg:y="3.858cm">
          <text:p text:style-name="P3"><text:span text:style-name="T2">CIS_READ_ALL</text:span></text:p>
        </draw:rect>
        <draw:rect draw:style-name="gr3" draw:text-style-name="P3" draw:layer="layout" svg:width="7.62cm" svg:height="1.27cm" svg:x="11.76cm" svg:y="5.371cm">
          <text:p text:style-name="P3"><text:span text:style-name="T2">CIS_WRITE_ALL</text:span></text:p>
        </draw:rect>
        <draw:frame draw:style-name="gr4" draw:text-style-name="P4" draw:layer="layout" svg:width="2.441cm" svg:height="0.963cm" svg:x="14.185cm" svg:y="7.343cm">
          <draw:text-box>
            <text:p text:style-name="P4">User B</text:p>
          </draw:text-box>
        </draw:frame>
        <draw:rect draw:style-name="gr3" draw:text-style-name="P3" draw:layer="layout" svg:width="7.62cm" svg:height="1.27cm" svg:x="11.766cm" svg:y="8.384cm">
          <text:p text:style-name="P3"><text:span text:style-name="T2">CIS_PLAIN_READ_ALL</text:span></text:p>
        </draw:rect>
        <draw:frame draw:style-name="gr7" draw:text-style-name="P4" draw:layer="layout" svg:width="7.724cm" svg:height="4.064cm" svg:x="19.962cm" svg:y="2.794cm">
          <draw:text-box>
            <text:p text:style-name="P4">User A has full power to read and write all folders in he entire SOR's storage account.</text:p>
          </draw:text-box>
        </draw:frame>
        <draw:frame draw:style-name="gr8" draw:text-style-name="P4" draw:layer="layout" svg:width="7.366cm" svg:height="2.794cm" svg:x="20.066cm" svg:y="7.366cm">
          <draw:text-box>
            <text:p text:style-name="P4">User B can read from all the containers that have no PII or PCI data.</text:p>
          </draw:text-box>
        </draw:frame>
        <draw:rect draw:style-name="gr2" draw:text-style-name="P1" draw:layer="layout" svg:width="8.3cm" svg:height="5.866cm" svg:x="11.512cm" svg:y="10.39cm">
          <text:p/>
        </draw:rect>
        <draw:frame draw:style-name="gr4" draw:text-style-name="P4" draw:layer="layout" svg:width="2.475cm" svg:height="0.963cm" svg:x="14.185cm" svg:y="10.443cm">
          <draw:text-box>
            <text:p text:style-name="P4">User C</text:p>
          </draw:text-box>
        </draw:frame>
        <draw:rect draw:style-name="gr3" draw:text-style-name="P3" draw:layer="layout" svg:width="7.62cm" svg:height="1.27cm" svg:x="11.766cm" svg:y="11.484cm">
          <text:p text:style-name="P3"><text:span text:style-name="T2">CIS_PLAIN_READ_ALL</text:span></text:p>
        </draw:rect>
        <draw:frame draw:style-name="gr8" draw:text-style-name="P4" draw:layer="layout" svg:width="7.366cm" svg:height="3.811cm" svg:x="20.066cm" svg:y="10.466cm">
          <draw:text-box>
            <text:p text:style-name="P4">User C can read and write from all the containers that have PII data. Plain data is read only.</text:p>
          </draw:text-box>
        </draw:frame>
        <draw:rect draw:style-name="gr2" draw:text-style-name="P1" draw:layer="layout" svg:width="8.128cm" svg:height="2.87cm" svg:x="11.512cm" svg:y="7.29cm">
          <text:p/>
        </draw:rect>
        <draw:frame draw:style-name="gr4" draw:text-style-name="P4" draw:layer="layout" svg:width="2.441cm" svg:height="0.963cm" svg:x="14.185cm" svg:y="7.343cm">
          <draw:text-box>
            <text:p text:style-name="P4">User B</text:p>
          </draw:text-box>
        </draw:frame>
        <draw:rect draw:style-name="gr3" draw:text-style-name="P3" draw:layer="layout" svg:width="7.62cm" svg:height="1.27cm" svg:x="11.766cm" svg:y="8.384cm">
          <text:p text:style-name="P3"><text:span text:style-name="T2">CIS_PLAIN_READ_ALL</text:span></text:p>
        </draw:rect>
        <draw:frame draw:style-name="gr8" draw:text-style-name="P4" draw:layer="layout" svg:width="7.366cm" svg:height="2.794cm" svg:x="20.066cm" svg:y="7.366cm">
          <draw:text-box>
            <text:p text:style-name="P4">User B can read from all the containers that have no PII or PCI data.</text:p>
          </draw:text-box>
        </draw:frame>
        <draw:rect draw:style-name="gr3" draw:text-style-name="P1" draw:layer="layout" svg:width="7.62cm" svg:height="1.27cm" svg:x="11.838cm" svg:y="12.954cm">
          <text:p text:style-name="P3"><text:span text:style-name="T2">CIS_PII_READ_ALL</text:span></text:p>
        </draw:rect>
        <draw:rect draw:style-name="gr3" draw:text-style-name="P1" draw:layer="layout" svg:width="7.62cm" svg:height="1.27cm" svg:x="11.919cm" svg:y="14.513cm">
          <text:p text:style-name="P3"><text:span text:style-name="T2">CIS_PII_WRITE_ALL</text:span></text:p>
        </draw:rect>
        <draw:rect draw:style-name="gr2" draw:text-style-name="P1" draw:layer="layout" svg:width="8.3cm" svg:height="4.21cm" svg:x="11.512cm" svg:y="16.49cm">
          <text:p/>
        </draw:rect>
        <draw:frame draw:style-name="gr4" draw:text-style-name="P4" draw:layer="layout" svg:width="2.475cm" svg:height="0.963cm" svg:x="14.185cm" svg:y="16.543cm">
          <draw:text-box>
            <text:p text:style-name="P4">User D</text:p>
          </draw:text-box>
        </draw:frame>
        <draw:rect draw:style-name="gr3" draw:text-style-name="P3" draw:layer="layout" svg:width="7.62cm" svg:height="1.27cm" svg:x="11.766cm" svg:y="17.584cm">
          <text:p text:style-name="P3"><text:span text:style-name="T2">CIS_PLAIN_READ_ALL</text:span></text:p>
        </draw:rect>
        <draw:frame draw:style-name="gr8" draw:text-style-name="P4" draw:layer="layout" svg:width="7.366cm" svg:height="2.794cm" svg:x="20.066cm" svg:y="16.566cm">
          <draw:text-box>
            <text:p text:style-name="P4">User D can read PCI and plain data. No access to PCI data.</text:p>
          </draw:text-box>
        </draw:frame>
        <draw:rect draw:style-name="gr3" draw:text-style-name="P1" draw:layer="layout" svg:width="7.62cm" svg:height="1.27cm" svg:x="11.838cm" svg:y="19.054cm">
          <text:p text:style-name="P3"><text:span text:style-name="T2">CIS_PII_READ_ALL</text:span></text:p>
        </draw:rect>
        <presentation:notes draw:style-name="dp2">
          <draw:page-thumbnail draw:style-name="gr1" draw:layer="layout" svg:width="13.968cm" svg:height="10.476cm" svg:x="3.81cm" svg:y="2.123cm" draw:page-number="3" presentation:class="page"/>
          <draw:frame presentation:style-name="pr4"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layer="layout" svg:width="17.455cm" svg:height="1.803cm" svg:x="0.508cm" svg:y="0.508cm" presentation:class="title" presentation:user-transformed="true">
          <draw:text-box>
            <text:p>Container by SOR</text:p>
          </draw:text-box>
        </draw:frame>
        <draw:rect draw:style-name="gr3" draw:text-style-name="P5" draw:layer="layout" svg:width="5.842cm" svg:height="1.778cm" svg:x="1.524cm" svg:y="5.08cm">
          <text:p text:style-name="P5">Data Lake</text:p>
        </draw:rect>
        <draw:rect draw:style-name="gr3" draw:text-style-name="P5" draw:layer="layout" svg:width="5.842cm" svg:height="1.778cm" svg:x="1.524cm" svg:y="7.366cm">
          <text:p text:style-name="P5">Hogan CIS</text:p>
          <text:p text:style-name="P5">PII=true</text:p>
        </draw:rect>
        <draw:rect draw:style-name="gr3" draw:text-style-name="P5" draw:layer="layout" svg:width="5.831cm" svg:height="1.778cm" svg:x="1.524cm" svg:y="11.539cm">
          <text:p text:style-name="P5">ACAPS</text:p>
          <text:p text:style-name="P5">PII=true</text:p>
        </draw:rect>
        <draw:rect draw:style-name="gr3" draw:text-style-name="P5" draw:layer="layout" svg:width="5.842cm" svg:height="1.778cm" svg:x="1.524cm" svg:y="16.018cm">
          <text:p text:style-name="P5">ICS</text:p>
          <text:p text:style-name="P5">PII=true, PCI=true</text:p>
        </draw:rect>
        <draw:frame draw:style-name="gr4" draw:text-style-name="P4" draw:layer="layout" svg:width="5.154cm" svg:height="0.963cm" svg:x="7.874cm" svg:y="5.334cm">
          <draw:text-box>
            <text:p text:style-name="P4">Storage Account</text:p>
          </draw:text-box>
        </draw:frame>
        <draw:frame draw:style-name="gr4" draw:text-style-name="P4" draw:layer="layout" svg:width="3.808cm" svg:height="0.963cm" svg:x="8.054cm" svg:y="7.874cm">
          <draw:text-box>
            <text:p text:style-name="P4">Container-1</text:p>
          </draw:text-box>
        </draw:frame>
        <draw:frame draw:style-name="gr4" draw:text-style-name="P4" draw:layer="layout" svg:width="3.808cm" svg:height="0.963cm" svg:x="7.874cm" svg:y="11.945cm">
          <draw:text-box>
            <text:p text:style-name="P4">Container-2</text:p>
          </draw:text-box>
        </draw:frame>
        <draw:frame draw:style-name="gr4" draw:text-style-name="P4" xml:id="id5" draw:id="id5" draw:layer="layout" svg:width="3.808cm" svg:height="0.963cm" svg:x="7.927cm" svg:y="16.371cm">
          <draw:text-box>
            <text:p text:style-name="P4">Container-3</text:p>
          </draw:text-box>
        </draw:frame>
        <draw:rect draw:style-name="gr3" draw:text-style-name="P5" draw:layer="layout" svg:width="2.794cm" svg:height="1.016cm" svg:x="2.286cm" svg:y="9.652cm">
          <text:p text:style-name="P5">Dataset 1</text:p>
        </draw:rect>
        <draw:rect draw:style-name="gr3" draw:text-style-name="P5" draw:layer="layout" svg:width="2.794cm" svg:height="1.016cm" svg:x="5.588cm" svg:y="9.652cm">
          <text:p text:style-name="P5">Dataset 2</text:p>
        </draw:rect>
        <draw:rect draw:style-name="gr3" draw:text-style-name="P5" draw:layer="layout" svg:width="2.794cm" svg:height="1.016cm" svg:x="2.286cm" svg:y="14.124cm">
          <text:p text:style-name="P5">Dataset 3</text:p>
        </draw:rect>
        <draw:rect draw:style-name="gr3" draw:text-style-name="P5" draw:layer="layout" svg:width="2.794cm" svg:height="1.016cm" svg:x="5.588cm" svg:y="14.124cm">
          <text:p text:style-name="P5">Dataset 4</text:p>
        </draw:rect>
        <draw:rect draw:style-name="gr3" draw:text-style-name="P5" draw:layer="layout" svg:width="2.794cm" svg:height="1.016cm" svg:x="2.286cm" svg:y="18.424cm">
          <text:p text:style-name="P5">Dataset 5</text:p>
        </draw:rect>
        <draw:rect draw:style-name="gr3" draw:text-style-name="P5" draw:layer="layout" svg:width="2.794cm" svg:height="1.016cm" svg:x="5.588cm" svg:y="18.424cm">
          <text:p text:style-name="P5">Dataset 6</text:p>
        </draw:rect>
        <draw:rect draw:style-name="gr2" draw:text-style-name="P1" draw:layer="layout" svg:width="9.906cm" svg:height="13.97cm" svg:x="16.002cm" svg:y="4.064cm">
          <text:p/>
        </draw:rect>
        <draw:frame draw:style-name="gr4" draw:text-style-name="P4" draw:layer="layout" svg:width="7.131cm" svg:height="0.963cm" svg:x="16.237cm" svg:y="4.371cm">
          <draw:text-box>
            <text:p text:style-name="P4">Azure Entra AD Groups</text:p>
          </draw:text-box>
        </draw:frame>
        <draw:rect draw:style-name="gr3" draw:text-style-name="P3" xml:id="id1" draw:id="id1" draw:layer="layout" svg:width="7.62cm" svg:height="1.27cm" svg:x="17.06cm" svg:y="6.971cm">
          <text:p text:style-name="P3"><text:span text:style-name="T2">Data_Lake_WRITE_ALL</text:span></text:p>
        </draw:rect>
        <draw:frame draw:style-name="gr4" draw:text-style-name="P4" draw:layer="layout" svg:width="2.263cm" svg:height="0.963cm" svg:x="24.892cm" svg:y="7.035cm">
          <draw:text-box>
            <text:p text:style-name="P4">SBDC</text:p>
          </draw:text-box>
        </draw:frame>
        <draw:frame draw:style-name="gr5" draw:text-style-name="P4" draw:layer="layout" svg:width="12.084cm" svg:height="2.387cm" svg:x="15.748cm" svg:y="18.442cm">
          <draw:text-box>
            <text:list text:style-name="L3">
              <text:list-item>
                <text:p text:style-name="P4">SBDR – Storage Blob Data Reader</text:p>
              </text:list-item>
              <text:list-item>
                <text:p text:style-name="P4">SBDC – Storage Blob Data Contributor</text:p>
              </text:list-item>
              <text:list-item>
                <text:p text:style-name="P4">SBDO – Storage Blob Data Owner</text:p>
              </text:list-item>
            </text:list>
          </draw:text-box>
        </draw:frame>
        <draw:rect draw:style-name="gr3" draw:text-style-name="P3" draw:layer="layout" svg:width="7.62cm" svg:height="1.27cm" svg:x="17.018cm" svg:y="8.659cm">
          <text:p text:style-name="P3"><text:span text:style-name="T2">Hogan_CIS_READ_ALL</text:span></text:p>
        </draw:rect>
        <draw:rect draw:style-name="gr3" draw:text-style-name="P3" xml:id="id2" draw:id="id2" draw:layer="layout" svg:width="7.62cm" svg:height="1.27cm" svg:x="17.06cm" svg:y="10.172cm">
          <text:p text:style-name="P3"><text:span text:style-name="T2">Hogan_CIS_WRITE_ALL</text:span></text:p>
        </draw:rect>
        <draw:frame draw:style-name="gr4" draw:text-style-name="P4" draw:layer="layout" svg:width="2.263cm" svg:height="0.963cm" svg:x="24.892cm" svg:y="8.913cm">
          <draw:text-box>
            <text:p text:style-name="P4">SBDR</text:p>
          </draw:text-box>
        </draw:frame>
        <draw:frame draw:style-name="gr4" draw:text-style-name="P4" draw:layer="layout" svg:width="2.263cm" svg:height="0.963cm" svg:x="24.892cm" svg:y="10.236cm">
          <draw:text-box>
            <text:p text:style-name="P4">SBDC</text:p>
          </draw:text-box>
        </draw:frame>
        <draw:rect draw:style-name="gr3" draw:text-style-name="P7" draw:layer="layout" svg:width="7.62cm" svg:height="1.27cm" svg:x="17.018cm" svg:y="11.86cm">
          <text:p text:style-name="P7"><text:span text:style-name="T2">ACAPS_READ_ALL</text:span></text:p>
        </draw:rect>
        <draw:rect draw:style-name="gr3" draw:text-style-name="P7" xml:id="id3" draw:id="id3" draw:layer="layout" svg:width="7.62cm" svg:height="1.27cm" svg:x="17.06cm" svg:y="13.373cm">
          <text:p text:style-name="P7"><text:span text:style-name="T2">ACAPS_WRITE_ALL</text:span></text:p>
        </draw:rect>
        <draw:frame draw:style-name="gr4" draw:text-style-name="P4" draw:layer="layout" svg:width="2.263cm" svg:height="0.963cm" svg:x="24.892cm" svg:y="12.114cm">
          <draw:text-box>
            <text:p text:style-name="P4">SBDR</text:p>
          </draw:text-box>
        </draw:frame>
        <draw:frame draw:style-name="gr4" draw:text-style-name="P4" draw:layer="layout" svg:width="2.263cm" svg:height="0.963cm" svg:x="24.892cm" svg:y="13.437cm">
          <draw:text-box>
            <text:p text:style-name="P4">SBDC</text:p>
          </draw:text-box>
        </draw:frame>
        <draw:rect draw:style-name="gr3" draw:text-style-name="P7" draw:layer="layout" svg:width="7.62cm" svg:height="1.27cm" svg:x="17.018cm" svg:y="14.961cm">
          <text:p text:style-name="P7"><text:span text:style-name="T2">ICS_READ_ALL</text:span></text:p>
        </draw:rect>
        <draw:rect draw:style-name="gr3" draw:text-style-name="P7" xml:id="id4" draw:id="id4" draw:layer="layout" svg:width="7.62cm" svg:height="1.27cm" svg:x="17.06cm" svg:y="16.474cm">
          <text:p text:style-name="P7"><text:span text:style-name="T2">ICS_WRITE_ALL</text:span></text:p>
        </draw:rect>
        <draw:frame draw:style-name="gr4" draw:text-style-name="P4" draw:layer="layout" svg:width="2.263cm" svg:height="0.963cm" svg:x="24.892cm" svg:y="15.215cm">
          <draw:text-box>
            <text:p text:style-name="P4">SBDR</text:p>
          </draw:text-box>
        </draw:frame>
        <draw:frame draw:style-name="gr4" draw:text-style-name="P4" draw:layer="layout" svg:width="2.263cm" svg:height="0.963cm" svg:x="24.892cm" svg:y="16.538cm">
          <draw:text-box>
            <text:p text:style-name="P4">SBDC</text:p>
          </draw:text-box>
        </draw:frame>
        <draw:connector draw:style-name="gr9" draw:text-style-name="P1" draw:layer="layout" svg:x1="17.06cm" svg:y1="7.606cm" svg:x2="13.028cm" svg:y2="5.816cm" draw:start-shape="id1" draw:start-glue-point="3" svg:d="M17060 7606h-2266v-1790h-1766">
          <text:p/>
        </draw:connector>
        <draw:connector draw:style-name="gr10" draw:text-style-name="P1" draw:layer="layout" svg:x1="17.06cm" svg:y1="10.807cm" svg:x2="11.462cm" svg:y2="8.37cm" draw:start-shape="id2" draw:start-glue-point="3" svg:d="M17060 10807h-3049v-2437h-2549">
          <text:p/>
        </draw:connector>
        <draw:connector draw:style-name="gr11" draw:text-style-name="P1" draw:layer="layout" svg:x1="17.06cm" svg:y1="14.008cm" svg:x2="11.176cm" svg:y2="12.549cm" draw:start-shape="id3" draw:start-glue-point="3" svg:d="M17060 14008h-3192v-1459h-2692">
          <text:p/>
        </draw:connector>
        <draw:connector draw:style-name="gr12" draw:text-style-name="P1" draw:layer="layout" svg:x1="17.06cm" svg:y1="17.109cm" svg:x2="11.735cm" svg:y2="16.852cm" draw:start-shape="id4" draw:start-glue-point="3" draw:end-shape="id5" svg:d="M17060 17109h-2663v-257h-2662">
          <text:p/>
        </draw:connector>
        <draw:custom-shape draw:style-name="gr13" draw:text-style-name="P5" draw:layer="layout" svg:width="4.064cm" svg:height="1.753cm" svg:x="23.368cm" svg:y="4.343cm">
          <text:p text:style-name="P5">Super</text:p>
          <text:p text:style-name="P5">User!</text:p>
          <draw:enhanced-geometry svg:viewBox="0 0 21600 21600" draw:text-areas="800 800 20800 20800" draw:type="round-rectangular-callout" draw:modifiers="3246.64206642066 35688.027366020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4" presentation:class="page"/>
          <draw:frame presentation:style-name="pr4"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6" draw:layer="layout" svg:width="17.455cm" svg:height="1.803cm" svg:x="0.508cm" svg:y="0.508cm" presentation:class="title" presentation:user-transformed="true">
          <draw:text-box>
            <text:p>Container by SOR</text:p>
          </draw:text-box>
        </draw:frame>
        <draw:rect draw:style-name="gr3" draw:text-style-name="P5" draw:layer="layout" svg:width="5.842cm" svg:height="1.778cm" svg:x="1.524cm" svg:y="5.08cm">
          <text:p text:style-name="P5">Data Lake</text:p>
        </draw:rect>
        <draw:rect draw:style-name="gr3" draw:text-style-name="P5" draw:layer="layout" svg:width="5.842cm" svg:height="1.778cm" svg:x="1.524cm" svg:y="7.366cm">
          <text:p text:style-name="P5">Hogan CIS</text:p>
          <text:p text:style-name="P5">PII=true</text:p>
        </draw:rect>
        <draw:rect draw:style-name="gr3" draw:text-style-name="P5" draw:layer="layout" svg:width="5.831cm" svg:height="1.778cm" svg:x="1.524cm" svg:y="11.539cm">
          <text:p text:style-name="P5">ACAPS</text:p>
          <text:p text:style-name="P5">PII=true</text:p>
        </draw:rect>
        <draw:rect draw:style-name="gr3" draw:text-style-name="P5" draw:layer="layout" svg:width="5.842cm" svg:height="1.778cm" svg:x="1.524cm" svg:y="16.018cm">
          <text:p text:style-name="P5">ICS</text:p>
          <text:p text:style-name="P5">PII=true, PCI=true</text:p>
        </draw:rect>
        <draw:frame draw:style-name="gr4" draw:text-style-name="P4" draw:layer="layout" svg:width="2.898cm" svg:height="1.675cm" svg:x="7.874cm" svg:y="5.334cm">
          <draw:text-box>
            <text:p text:style-name="P4">Storage </text:p>
            <text:p text:style-name="P4">Account</text:p>
          </draw:text-box>
        </draw:frame>
        <draw:frame draw:style-name="gr4" draw:text-style-name="P4" draw:layer="layout" svg:width="3.808cm" svg:height="0.963cm" svg:x="8.054cm" svg:y="7.874cm">
          <draw:text-box>
            <text:p text:style-name="P4">Container-1</text:p>
          </draw:text-box>
        </draw:frame>
        <draw:frame draw:style-name="gr4" draw:text-style-name="P4" draw:layer="layout" svg:width="3.808cm" svg:height="0.963cm" svg:x="7.874cm" svg:y="11.945cm">
          <draw:text-box>
            <text:p text:style-name="P4">Container-2</text:p>
          </draw:text-box>
        </draw:frame>
        <draw:frame draw:style-name="gr4" draw:text-style-name="P4" draw:layer="layout" svg:width="3.808cm" svg:height="0.963cm" svg:x="7.927cm" svg:y="16.371cm">
          <draw:text-box>
            <text:p text:style-name="P4">Container-3</text:p>
          </draw:text-box>
        </draw:frame>
        <draw:rect draw:style-name="gr3" draw:text-style-name="P5" draw:layer="layout" svg:width="2.794cm" svg:height="1.016cm" svg:x="2.286cm" svg:y="9.652cm">
          <text:p text:style-name="P5">Dataset 1</text:p>
        </draw:rect>
        <draw:rect draw:style-name="gr3" draw:text-style-name="P5" draw:layer="layout" svg:width="2.794cm" svg:height="1.016cm" svg:x="5.588cm" svg:y="9.652cm">
          <text:p text:style-name="P5">Dataset 2</text:p>
        </draw:rect>
        <draw:rect draw:style-name="gr3" draw:text-style-name="P5" draw:layer="layout" svg:width="2.794cm" svg:height="1.016cm" svg:x="2.286cm" svg:y="14.124cm">
          <text:p text:style-name="P5">Dataset 3</text:p>
        </draw:rect>
        <draw:rect draw:style-name="gr3" draw:text-style-name="P5" draw:layer="layout" svg:width="2.794cm" svg:height="1.016cm" svg:x="5.588cm" svg:y="14.124cm">
          <text:p text:style-name="P5">Dataset 4</text:p>
        </draw:rect>
        <draw:rect draw:style-name="gr3" draw:text-style-name="P5" draw:layer="layout" svg:width="2.794cm" svg:height="1.016cm" svg:x="2.286cm" svg:y="18.424cm">
          <text:p text:style-name="P5">Dataset 5</text:p>
        </draw:rect>
        <draw:rect draw:style-name="gr3" draw:text-style-name="P5" draw:layer="layout" svg:width="2.794cm" svg:height="1.016cm" svg:x="5.588cm" svg:y="18.424cm">
          <text:p text:style-name="P5">Dataset 6</text:p>
        </draw:rect>
        <draw:rect draw:style-name="gr2" draw:text-style-name="P1" draw:layer="layout" svg:width="8.032cm" svg:height="5.606cm" svg:x="11.612cm" svg:y="13.19cm">
          <text:p/>
        </draw:rect>
        <draw:rect draw:style-name="gr2" draw:text-style-name="P1" draw:layer="layout" svg:width="8.128cm" svg:height="5.588cm" svg:x="11.512cm" svg:y="7.29cm">
          <text:p/>
        </draw:rect>
        <draw:rect draw:style-name="gr2" draw:text-style-name="P1" draw:layer="layout" svg:width="8.128cm" svg:height="4.177cm" svg:x="11.464cm" svg:y="2.764cm">
          <text:p/>
        </draw:rect>
        <draw:frame draw:style-name="gr4" draw:text-style-name="P4" draw:layer="layout" svg:width="2.407cm" svg:height="0.963cm" svg:x="14.137cm" svg:y="2.817cm">
          <draw:text-box>
            <text:p text:style-name="P4">User A</text:p>
          </draw:text-box>
        </draw:frame>
        <draw:rect draw:style-name="gr3" draw:text-style-name="P3" draw:layer="layout" svg:width="7.62cm" svg:height="1.27cm" svg:x="11.718cm" svg:y="3.858cm">
          <text:p text:style-name="P3"><text:span text:style-name="T2">Data_Lake_WRITE_ALL</text:span></text:p>
        </draw:rect>
        <draw:rect draw:style-name="gr3" draw:text-style-name="P3" draw:layer="layout" svg:width="7.62cm" svg:height="1.27cm" svg:x="11.812cm" svg:y="14.14cm">
          <text:p text:style-name="P3"><text:span text:style-name="T2">Hogan_CIS_WRITE_ALL</text:span></text:p>
        </draw:rect>
        <draw:rect draw:style-name="gr3" draw:text-style-name="P3" draw:layer="layout" svg:width="7.62cm" svg:height="1.27cm" svg:x="11.766cm" svg:y="9.83cm">
          <text:p text:style-name="P7"><text:span text:style-name="T2">ACAPS_WRITE_ALL</text:span></text:p>
        </draw:rect>
        <draw:rect draw:style-name="gr3" draw:text-style-name="P7" draw:layer="layout" svg:width="7.62cm" svg:height="1.27cm" svg:x="11.784cm" svg:y="15.643cm">
          <text:p text:style-name="P7"><text:span text:style-name="T2">ACAPS_READ_ALL</text:span></text:p>
        </draw:rect>
        <draw:rect draw:style-name="gr3" draw:text-style-name="P7" draw:layer="layout" svg:width="7.62cm" svg:height="1.27cm" svg:x="11.838cm" svg:y="17.172cm">
          <text:p text:style-name="P7"><text:span text:style-name="T2">ICS_READ_ALL</text:span></text:p>
        </draw:rect>
        <draw:rect draw:style-name="gr3" draw:text-style-name="P7" draw:layer="layout" svg:width="7.62cm" svg:height="1.27cm" svg:x="11.766cm" svg:y="11.308cm">
          <text:p text:style-name="P7"><text:span text:style-name="T2">ICS_READ_ALL</text:span></text:p>
        </draw:rect>
        <draw:frame draw:style-name="gr4" draw:text-style-name="P4" draw:layer="layout" svg:width="2.441cm" svg:height="0.963cm" svg:x="14.185cm" svg:y="7.343cm">
          <draw:text-box>
            <text:p text:style-name="P4">User B</text:p>
          </draw:text-box>
        </draw:frame>
        <draw:rect draw:style-name="gr3" draw:text-style-name="P3" draw:layer="layout" svg:width="7.62cm" svg:height="1.27cm" svg:x="11.766cm" svg:y="8.384cm">
          <text:p text:style-name="P3"><text:span text:style-name="T2">Hogan_CIS_READ_ALL</text:span></text:p>
        </draw:rect>
        <draw:frame draw:style-name="gr4" draw:text-style-name="P4" draw:layer="layout" svg:width="2.475cm" svg:height="0.963cm" svg:x="14.285cm" svg:y="13.243cm">
          <draw:text-box>
            <text:p text:style-name="P4">User C</text:p>
          </draw:text-box>
        </draw:frame>
        <draw:frame draw:style-name="gr7" draw:text-style-name="P4" draw:layer="layout" svg:width="7.724cm" svg:height="4.064cm" svg:x="19.962cm" svg:y="2.794cm">
          <draw:text-box>
            <text:p text:style-name="P4">User A has full power to read and write all folders in the entire storage account.</text:p>
          </draw:text-box>
        </draw:frame>
        <draw:frame draw:style-name="gr7" draw:text-style-name="P4" draw:layer="layout" svg:width="7.724cm" svg:height="4.064cm" svg:x="20.066cm" svg:y="7.366cm">
          <draw:text-box>
            <text:p text:style-name="P4">User B can read from all the folders in CIS and ICS while writes to ACAPS is possible.</text:p>
          </draw:text-box>
        </draw:frame>
        <draw:frame draw:style-name="gr7" draw:text-style-name="P4" draw:layer="layout" svg:width="7.724cm" svg:height="4.064cm" svg:x="19.966cm" svg:y="13.208cm">
          <draw:text-box>
            <text:p text:style-name="P4">User C can write to all folders in Hogan and can read from ICS and ACAPS. </text:p>
          </draw:text-box>
        </draw:frame>
        <presentation:notes draw:style-name="dp2">
          <draw:page-thumbnail draw:style-name="gr1" draw:layer="layout" svg:width="13.968cm" svg:height="10.476cm" svg:x="3.81cm" svg:y="2.123cm" draw:page-number="5" presentation:class="page"/>
          <draw:frame presentation:style-name="pr4"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7" draw:text-style-name="P2" draw:layer="layout" svg:width="26.078cm" svg:height="2.051cm" svg:x="1.1cm" svg:y="-0.054cm" presentation:class="title" presentation:user-transformed="true">
          <draw:text-box>
            <text:p text:style-name="P2"><text:span text:style-name="T1">Attribute Based Access Control (ABAC) Container By SOR </text:span></text:p>
          </draw:text-box>
        </draw:frame>
        <draw:rect draw:style-name="gr3" draw:text-style-name="P5" draw:layer="layout" svg:width="5.842cm" svg:height="1.27cm" svg:x="0.762cm" svg:y="2.286cm">
          <text:p text:style-name="P5">Data Lake</text:p>
        </draw:rect>
        <draw:rect draw:style-name="gr3" draw:text-style-name="P5" draw:layer="layout" svg:width="5.842cm" svg:height="1.016cm" svg:x="1.778cm" svg:y="4.064cm">
          <text:p text:style-name="P5">Hogan CIS</text:p>
        </draw:rect>
        <draw:rect draw:style-name="gr3" draw:text-style-name="P5" draw:layer="layout" svg:width="5.831cm" svg:height="1.161cm" svg:x="1.535cm" svg:y="9.652cm">
          <text:p text:style-name="P5">ACAPS</text:p>
        </draw:rect>
        <draw:rect draw:style-name="gr3" draw:text-style-name="P5" draw:layer="layout" svg:width="5.842cm" svg:height="1.27cm" svg:x="1.524cm" svg:y="15.24cm">
          <text:p text:style-name="P5">ICS</text:p>
        </draw:rect>
        <draw:rect draw:style-name="gr3" draw:text-style-name="P5" draw:layer="layout" svg:width="2.794cm" svg:height="1.016cm" svg:x="3.048cm" svg:y="5.588cm">
          <text:p text:style-name="P5">/PII</text:p>
        </draw:rect>
        <draw:rect draw:style-name="gr3" draw:text-style-name="P5" draw:layer="layout" svg:width="2.794cm" svg:height="1.016cm" svg:x="3.048cm" svg:y="6.912cm">
          <text:p text:style-name="P5">/PCI</text:p>
        </draw:rect>
        <draw:rect draw:style-name="gr3" draw:text-style-name="P5" draw:layer="layout" svg:width="2.794cm" svg:height="1.016cm" svg:x="3.048cm" svg:y="8.182cm">
          <text:p text:style-name="P5">/plain</text:p>
        </draw:rect>
        <draw:frame draw:style-name="gr4" draw:text-style-name="P4" draw:layer="layout" svg:width="2.898cm" svg:height="1.675cm" svg:x="7.874cm" svg:y="1.881cm">
          <draw:text-box>
            <text:p text:style-name="P4">Storage </text:p>
            <text:p text:style-name="P4">Account</text:p>
          </draw:text-box>
        </draw:frame>
        <draw:frame draw:style-name="gr4" draw:text-style-name="P4" draw:layer="layout" svg:width="3.245cm" svg:height="0.963cm" svg:x="8.024cm" svg:y="3.913cm">
          <draw:text-box>
            <text:p text:style-name="P4">Container</text:p>
          </draw:text-box>
        </draw:frame>
        <draw:frame draw:style-name="gr4" draw:text-style-name="P4" draw:layer="layout" svg:width="2.123cm" svg:height="0.963cm" svg:x="8.128cm" svg:y="6.403cm">
          <draw:text-box>
            <text:p text:style-name="P4">Paths</text:p>
          </draw:text-box>
        </draw:frame>
        <draw:rect draw:style-name="gr3" draw:text-style-name="P5" draw:layer="layout" svg:width="2.794cm" svg:height="1.016cm" svg:x="3.048cm" svg:y="11.188cm">
          <text:p text:style-name="P5">/PII</text:p>
        </draw:rect>
        <draw:rect draw:style-name="gr3" draw:text-style-name="P5" draw:layer="layout" svg:width="2.794cm" svg:height="1.016cm" svg:x="3.048cm" svg:y="12.512cm">
          <text:p text:style-name="P5">/PCI</text:p>
        </draw:rect>
        <draw:rect draw:style-name="gr3" draw:text-style-name="P5" draw:layer="layout" svg:width="2.794cm" svg:height="1.016cm" svg:x="3.048cm" svg:y="13.782cm">
          <text:p text:style-name="P5">/plain</text:p>
        </draw:rect>
        <draw:frame draw:style-name="gr4" draw:text-style-name="P4" draw:layer="layout" svg:width="2.123cm" svg:height="0.963cm" svg:x="8.128cm" svg:y="12.003cm">
          <draw:text-box>
            <text:p text:style-name="P4">Paths</text:p>
          </draw:text-box>
        </draw:frame>
        <draw:frame draw:style-name="gr4" draw:text-style-name="P4" draw:layer="layout" svg:width="3.245cm" svg:height="0.963cm" svg:x="7.774cm" svg:y="9.652cm">
          <draw:text-box>
            <text:p text:style-name="P4">Container</text:p>
          </draw:text-box>
        </draw:frame>
        <draw:frame draw:style-name="gr4" draw:text-style-name="P4" draw:layer="layout" svg:width="3.245cm" svg:height="0.963cm" svg:x="7.677cm" svg:y="15.293cm">
          <draw:text-box>
            <text:p text:style-name="P4">Container</text:p>
          </draw:text-box>
        </draw:frame>
        <draw:rect draw:style-name="gr3" draw:text-style-name="P5" draw:layer="layout" svg:width="2.794cm" svg:height="1.016cm" svg:x="3.048cm" svg:y="16.788cm">
          <text:p text:style-name="P5">/PII</text:p>
        </draw:rect>
        <draw:rect draw:style-name="gr3" draw:text-style-name="P5" draw:layer="layout" svg:width="2.794cm" svg:height="1.016cm" svg:x="3.048cm" svg:y="18.112cm">
          <text:p text:style-name="P5">/PCI</text:p>
        </draw:rect>
        <draw:rect draw:style-name="gr3" draw:text-style-name="P5" draw:layer="layout" svg:width="2.794cm" svg:height="1.016cm" svg:x="3.048cm" svg:y="19.382cm">
          <text:p text:style-name="P5">/plain</text:p>
        </draw:rect>
        <draw:frame draw:style-name="gr4" draw:text-style-name="P4" draw:layer="layout" svg:width="2.123cm" svg:height="0.963cm" svg:x="8.128cm" svg:y="17.603cm">
          <draw:text-box>
            <text:p text:style-name="P4">Paths</text:p>
          </draw:text-box>
        </draw:frame>
        <draw:frame draw:style-name="gr14" draw:layer="layout" svg:width="13.97cm" svg:height="4.523cm" svg:x="12.192cm" svg:y="2.286cm">
          <draw:text-box>
            <text:p>It is possible for us to assign the roles of SBDR and SBDC at the storage account level and have parameter conditions to tell when that is assignment should happen. So, we can assign a role of SBDR when container name = Hogan CIS and path = /PII to enable PII access.</text:p>
          </draw:text-box>
        </draw:frame>
        <draw:frame draw:style-name="gr5" draw:text-style-name="P4" draw:layer="layout" svg:width="12.084cm" svg:height="2.387cm" svg:x="15.748cm" svg:y="18.443cm">
          <draw:text-box>
            <text:list text:style-name="L3">
              <text:list-item>
                <text:p text:style-name="P4">SBDR – Storage Blob Data Reader</text:p>
              </text:list-item>
              <text:list-item>
                <text:p text:style-name="P4">SBDC – Storage Blob Data Contributor</text:p>
              </text:list-item>
              <text:list-item>
                <text:p text:style-name="P4">SBDO – Storage Blob Data Owner</text:p>
              </text:list-item>
            </text:list>
          </draw:text-box>
        </draw:frame>
        <presentation:notes draw:style-name="dp2">
          <draw:page-thumbnail draw:style-name="gr1"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ff000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Venky J</meta:initial-creator>
    <meta:creation-date>2023-10-14T09:15:24.20</meta:creation-date>
    <meta:editing-duration>PT6H47M12S</meta:editing-duration>
    <meta:editing-cycles>64</meta:editing-cycles>
    <dc:date>2023-10-14T16:49:07.53</dc:date>
    <dc:creator>Venky J</dc:creator>
    <meta:generator>OpenOffice/4.1.12$Win32 OpenOffice.org_project/4112m1$Build-9809</meta:generator>
    <meta:document-statistic meta:object-count="188"/>
  </office:meta>
</office:document-meta>
</file>